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e437" officeooo:paragraph-rsid="000be437"/>
    </style:style>
    <style:style style:name="P2" style:family="paragraph" style:parent-style-name="Standard">
      <style:text-properties officeooo:paragraph-rsid="000be437"/>
    </style:style>
    <style:style style:name="P3" style:family="paragraph" style:parent-style-name="Standard">
      <style:text-properties officeooo:rsid="000cac95" officeooo:paragraph-rsid="000cac95"/>
    </style:style>
    <style:style style:name="P4" style:family="paragraph" style:parent-style-name="Standard">
      <style:text-properties fo:font-weight="bold" officeooo:rsid="000cac95" officeooo:paragraph-rsid="000cac95" style:font-weight-asian="bold" style:font-weight-complex="bold"/>
    </style:style>
    <style:style style:name="P5" style:family="paragraph" style:parent-style-name="Standard">
      <style:text-properties fo:font-weight="bold" officeooo:rsid="000cac95" officeooo:paragraph-rsid="000ece12" style:font-weight-asian="bold" style:font-weight-complex="bold"/>
    </style:style>
    <style:style style:name="P6" style:family="paragraph" style:parent-style-name="Standard">
      <style:text-properties style:font-name="Courier New" fo:font-weight="normal" officeooo:rsid="000cac95" officeooo:paragraph-rsid="000cac95" style:font-weight-asian="normal" style:font-weight-complex="normal"/>
    </style:style>
    <style:style style:name="P7" style:family="paragraph" style:parent-style-name="Standard">
      <style:text-properties style:font-name="Courier New" fo:font-weight="normal" officeooo:rsid="001011fe" officeooo:paragraph-rsid="001011fe" style:font-weight-asian="normal" style:font-weight-complex="normal"/>
    </style:style>
    <style:style style:name="P8" style:family="paragraph" style:parent-style-name="Standard">
      <style:text-properties style:font-name="Courier New" fo:font-weight="normal" officeooo:rsid="001011fe" officeooo:paragraph-rsid="0010eb3c" style:font-weight-asian="normal" style:font-weight-complex="normal"/>
    </style:style>
    <style:style style:name="P9" style:family="paragraph" style:parent-style-name="Standard">
      <style:text-properties style:font-name="Courier New" fo:font-weight="normal" officeooo:rsid="0010eb3c" officeooo:paragraph-rsid="0010eb3c" style:font-weight-asian="normal" style:font-weight-complex="normal"/>
    </style:style>
    <style:style style:name="P10" style:family="paragraph" style:parent-style-name="Standard">
      <style:text-properties style:font-name="Liberation Serif" fo:font-weight="normal" officeooo:rsid="001011fe" officeooo:paragraph-rsid="000ece12" style:font-weight-asian="normal" style:font-weight-complex="normal"/>
    </style:style>
    <style:style style:name="T1" style:family="text">
      <style:text-properties officeooo:rsid="000be437"/>
    </style:style>
    <style:style style:name="T2" style:family="text">
      <style:text-properties officeooo:rsid="000ece12"/>
    </style:style>
    <style:style style:name="T3" style:family="text">
      <style:text-properties officeooo:rsid="001011fe"/>
    </style:style>
    <style:style style:name="T4" style:family="text">
      <style:text-properties officeooo:rsid="0010eb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325 Project 2: Coin Change</text:p>
      <text:p text:style-name="P1">Brandon Swanson</text:p>
      <text:p text:style-name="P1">10/28/15</text:p>
      <text:p text:style-name="P1"/>
      <text:p text:style-name="P1">1)</text:p>
      <text:p text:style-name="P1">Two tables are used in the dynamic programming algorithm both are a single array of length A+1 indexed from 0 to A, one for storing the minimum coins needed to make each value less than and equal to A (array T) and another for storing the last denomination of coin used to reach this value in an optimum way (array C) stored as an index into the set V.</text:p>
      <text:p text:style-name="P1"/>
      <text:p text:style-name="P2"><text:span text:style-name="T1">Both tables are filled starting from 1 (with a 0 value placed in T[0] as it takes 0 coins to reach amount 0). <text:s/>determining the value of T[i] depends on the values of T[0..i-1], <text:s/>the minimum number of coins to make value i is min(T[i-V[j]]) + 1 where i-V[j] &gt;= 0. <text:s/>An inductive proof of this way of determining T[i] will follow in question 3 but informally we can see that this is equivalent to choosing what the first valued coin should be used first by evaluating the relevant subproblems of the minimum amount of coins needed to generate A-V[i] for the chosen i.</text:span></text:p>
      <text:p text:style-name="P2"/>
      <text:p text:style-name="P3">This optimum choice of first coin is what is recorded in the C[1...A] array, at each optimum solution calculated for T[i] the denomination used to achieve that minimum is recorded in C[i]. <text:s/>Then when the minimum number of coins required a solution is back traced by starting with index A of C and then subtracting this index by the value of the coin indexed in V at C[backtrace-Index], tallying the amount used for each denomination.</text:p>
      <text:p text:style-name="P3"/>
      <text:p text:style-name="P3">2)</text:p>
      <text:p text:style-name="P3"/>
      <text:p text:style-name="P4">ChangeSlow Algorithm Pseudo Code:</text:p>
      <text:p text:style-name="P6"/>
      <text:p text:style-name="P6"/>
      <text:p text:style-name="P6"/>
      <text:p text:style-name="P5"><text:span text:style-name="T2">GreedyChange</text:span> Algorithm Pseudo Code:</text:p>
      <text:p text:style-name="P10"/>
      <text:p text:style-name="P7">Greedy(Values[1...N],Amount)</text:p>
      <text:p text:style-name="P7"><text:tab/>let Result[0..N] be a new array</text:p>
      <text:p text:style-name="P7"><text:tab/></text:p>
      <text:p text:style-name="P7"><text:tab/>for i=N down to 1</text:p>
      <text:p text:style-name="P7"><text:tab/><text:tab/>Result[i]= Amount//Values[i]</text:p>
      <text:p text:style-name="P7"><text:tab/><text:tab/>Amount = Amount%Values[i]</text:p>
      <text:p text:style-name="P7"><text:tab/></text:p>
      <text:p text:style-name="P7"><text:tab/>return Result</text:p>
      <text:p text:style-name="P5"/>
      <text:p text:style-name="P5">Change<text:span text:style-name="T2">DP</text:span> Algorithm Pseudo Code:</text:p>
      <text:p text:style-name="P5"/>
      <text:p text:style-name="P7">DP(Values[1...N],Amount)</text:p>
      <text:p text:style-name="P7"/>
      <text:p text:style-name="P7"><text:tab/>let minCoins[0..A<text:span text:style-name="T4">mount</text:span>] be a new array</text:p>
      <text:p text:style-name="P7"><text:tab/>minCoins[0] = 0</text:p>
      <text:p text:style-name="P7"><text:tab/>minCoins[1-A<text:span text:style-name="T4">mount</text:span>] = INFINITY</text:p>
      <text:p text:style-name="P7"/>
      <text:p text:style-name="P7"><text:tab/><text:span text:style-name="T4">let trace[1..Amount] be a new array</text:span></text:p>
      <text:p text:style-name="P7"><text:soft-page-break/></text:p>
      <text:p text:style-name="P7"><text:tab/></text:p>
      <text:p text:style-name="P7"><text:tab/><text:span text:style-name="T4">for i = 1 to Amount</text:span></text:p>
      <text:p text:style-name="P7"><text:tab/><text:tab/><text:span text:style-name="T4">coinIndex = 0</text:span></text:p>
      <text:p text:style-name="P7"><text:tab/><text:tab/><text:span text:style-name="T4">while coinIndex &lt;= N and Values[coinIndex] &lt;= I</text:span></text:p>
      <text:p text:style-name="P7"/>
      <text:p text:style-name="P8"><text:tab/><text:tab/><text:tab/><text:span text:style-name="T4">if minCoins[i-Values[coinIndex]] + 1 &lt; minCoins[i]</text:span></text:p>
      <text:p text:style-name="P8"><text:tab/><text:tab/><text:tab/><text:tab/><text:span text:style-name="T4">minCoins[i] = minCoins[i-Values[coinIndex]] + 1</text:span></text:p>
      <text:p text:style-name="P8"><text:tab/><text:tab/><text:tab/><text:tab/><text:span text:style-name="T4">trace[i] = coinIndex</text:span><text:tab/><text:tab/></text:p>
      <text:p text:style-name="P7"/>
      <text:p text:style-name="P7"><text:tab/><text:tab/><text:tab/><text:span text:style-name="T4">coinIndex += 1</text:span></text:p>
      <text:p text:style-name="P7"/>
      <text:p text:style-name="P7"/>
      <text:p text:style-name="P8"><text:tab/>let Result[1..N] be a new array [0,0..,0]</text:p>
      <text:p text:style-name="P8"><text:tab/><text:span text:style-name="T4">traceIndex = amount</text:span></text:p>
      <text:p text:style-name="P9"><text:tab/>while traceIndex &gt; 0:</text:p>
      <text:p text:style-name="P9"><text:s text:c="5"/><text:span text:style-name="T3"><text:tab/></text:span>coinused = trace[traceIndex]</text:p>
      <text:p text:style-name="P9"><text:span text:style-name="T3"><text:tab/><text:tab/></text:span>result[coinused] +=1</text:p>
      <text:p text:style-name="P9"><text:tab/><text:tab/>traceIndex -= coins[coinused]</text:p>
      <text:p text:style-name="P9"><text:tab/>return result</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20:39:21.681645299</meta:creation-date>
    <dc:date>2015-10-25T22:17:45.419363301</dc:date>
    <meta:editing-duration>PT1H7M39S</meta:editing-duration>
    <meta:editing-cycles>2</meta:editing-cycles>
    <meta:generator>LibreOffice/4.2.8.2$Linux_X86_64 LibreOffice_project/420m0$Build-2</meta:generator>
    <meta:document-statistic meta:table-count="0" meta:image-count="0" meta:object-count="0" meta:page-count="2" meta:paragraph-count="39" meta:word-count="367" meta:character-count="2222" meta:non-whitespace-character-count="1833"/>
  </office:meta>
</office:document-meta>
</file>